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t.is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.addSIname( int si , String name , StringBuffer numerator , StringBuffer denomin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nit.find( lo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nit.mul( Unit th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t.sub( Unit th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Uni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it.createType( int x , int rad , int cd , int mol , int A , int K , int kg , int s , i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it.Unit( String name , lo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it.add( Unit th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it.div( Unit th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